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51169230769" calcext:value-type="float">
            <text:p>2.42351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72025806452" calcext:value-type="float">
            <text:p>2.1617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85187096774" calcext:value-type="float">
            <text:p>1.567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4544" calcext:value-type="float">
            <text:p>0.8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8544" calcext:value-type="float">
            <text:p>1.4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4108" calcext:value-type="float">
            <text:p>4.6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146812903226" calcext:value-type="float">
            <text:p>4.421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8544" calcext:value-type="float">
            <text:p>3.83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46838709677" calcext:value-type="float">
            <text:p>3.489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59034482759" calcext:value-type="float">
            <text:p>3.3175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725565217391" calcext:value-type="float">
            <text:p>3.38725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012" calcext:value-type="float">
            <text:p>4.6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45909677419" calcext:value-type="float">
            <text:p>5.037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86632258064" calcext:value-type="float">
            <text:p>5.00186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297703225807" calcext:value-type="float">
            <text:p>4.8429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46451612903" calcext:value-type="float">
            <text:p>4.515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8504" calcext:value-type="float">
            <text:p>3.93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57961290323" calcext:value-type="float">
            <text:p>3.3715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91771428571" calcext:value-type="float">
            <text:p>3.3149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2768" calcext:value-type="float">
            <text:p>3.5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46683870968" calcext:value-type="float">
            <text:p>3.747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8216" calcext:value-type="float">
            <text:p>3.9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61393548387" calcext:value-type="float">
            <text:p>4.3836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5864" calcext:value-type="float">
            <text:p>4.6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69883870968" calcext:value-type="float">
            <text:p>4.841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31251612903" calcext:value-type="float">
            <text:p>4.823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83896774194" calcext:value-type="float">
            <text:p>4.7338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559" calcext:value-type="float">
            <text:p>4.472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8808" calcext:value-type="float">
            <text:p>3.97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77729032258" calcext:value-type="float">
            <text:p>3.453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53875862069" calcext:value-type="float">
            <text:p>3.3515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31974193548" calcext:value-type="float">
            <text:p>3.492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50812903226" calcext:value-type="float">
            <text:p>3.598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7832" calcext:value-type="float">
            <text:p>3.87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95325" calcext:value-type="float">
            <text:p>4.197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4472" calcext:value-type="float">
            <text:p>4.36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34993548387" calcext:value-type="float">
            <text:p>4.938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4984" calcext:value-type="float">
            <text:p>4.80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78012903226" calcext:value-type="float">
            <text:p>4.6317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9736" calcext:value-type="float">
            <text:p>4.0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661" calcext:value-type="float">
            <text:p>3.764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124" calcext:value-type="float">
            <text:p>3.2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85325" calcext:value-type="float">
            <text:p>3.3978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91483870968" calcext:value-type="float">
            <text:p>3.521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5896" calcext:value-type="float">
            <text:p>3.6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74967741936" calcext:value-type="float">
            <text:p>4.117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6928" calcext:value-type="float">
            <text:p>4.88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97925" calcext:value-type="float">
            <text:p>5.1679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10012903226" calcext:value-type="float">
            <text:p>4.906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8768" calcext:value-type="float">
            <text:p>4.44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577" calcext:value-type="float">
            <text:p>4.235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224" calcext:value-type="float">
            <text:p>3.8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93032258064" calcext:value-type="float">
            <text:p>3.6089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7844" calcext:value-type="float">
            <text:p>3.278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45780645161" calcext:value-type="float">
            <text:p>3.220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60232258064" calcext:value-type="float">
            <text:p>3.2706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36736" calcext:value-type="float">
            <text:p>3.43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32675" calcext:value-type="float">
            <text:p>3.757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1896" calcext:value-type="float">
            <text:p>4.38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93083870968" calcext:value-type="float">
            <text:p>4.792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868" calcext:value-type="float">
            <text:p>4.6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3385" calcext:value-type="float">
            <text:p>3.851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7416" calcext:value-type="float">
            <text:p>3.59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51975" calcext:value-type="float">
            <text:p>3.3965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31085714286" calcext:value-type="float">
            <text:p>3.1403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8275" calcext:value-type="float">
            <text:p>3.19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86761290323" calcext:value-type="float">
            <text:p>3.389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25677419355" calcext:value-type="float">
            <text:p>3.824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89275" calcext:value-type="float">
            <text:p>4.094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67575" calcext:value-type="float">
            <text:p>4.644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227148387097" calcext:value-type="float">
            <text:p>4.8022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46374193548" calcext:value-type="float">
            <text:p>4.644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53109677419" calcext:value-type="float">
            <text:p>4.089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43272727273" calcext:value-type="float">
            <text:p>3.63543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2768" calcext:value-type="float">
            <text:p>4.3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0864" calcext:value-type="float">
            <text:p>4.17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9635" calcext:value-type="float">
            <text:p>3.898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93572413793" calcext:value-type="float">
            <text:p>3.88693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71793548387" calcext:value-type="float">
            <text:p>4.072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57135483871" calcext:value-type="float">
            <text:p>4.239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5128" calcext:value-type="float">
            <text:p>4.3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90941935484" calcext:value-type="float">
            <text:p>4.424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3144" calcext:value-type="float">
            <text:p>4.47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2224516129" calcext:value-type="float">
            <text:p>4.717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57058064516" calcext:value-type="float">
            <text:p>4.7495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2704" calcext:value-type="float">
            <text:p>4.50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61987096774" calcext:value-type="float">
            <text:p>4.283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816" calcext:value-type="float">
            <text:p>3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71435294118" calcext:value-type="float">
            <text:p>3.765714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90606451613" calcext:value-type="float">
            <text:p>3.967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05058064516" calcext:value-type="float">
            <text:p>4.0180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4232" calcext:value-type="float">
            <text:p>4.17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63819354839" calcext:value-type="float">
            <text:p>4.405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9416" calcext:value-type="float">
            <text:p>4.43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83125" calcext:value-type="float">
            <text:p>4.7458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75174193549" calcext:value-type="float">
            <text:p>4.6627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327277419355" calcext:value-type="float">
            <text:p>4.333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34529032258" calcext:value-type="float">
            <text:p>4.1883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112" calcext:value-type="float">
            <text:p>4.0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31948387097" calcext:value-type="float">
            <text:p>4.043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05927272727" calcext:value-type="float">
            <text:p>4.11105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45290322581" calcext:value-type="float">
            <text:p>4.164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34993548387" calcext:value-type="float">
            <text:p>4.176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5184" calcext:value-type="float">
            <text:p>4.19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73375" calcext:value-type="float">
            <text:p>4.346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76" calcext:value-type="float">
            <text:p>4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254" calcext:value-type="float">
            <text:p>4.57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1632" calcext:value-type="float">
            <text:p>4.76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08872" calcext:value-type="float">
            <text:p>4.71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57379310345" calcext:value-type="float">
            <text:p>4.3675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268" calcext:value-type="float">
            <text:p>4.0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41496774194" calcext:value-type="float">
            <text:p>4.0084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20137931034" calcext:value-type="float">
            <text:p>3.98920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84968421053" calcext:value-type="float">
            <text:p>3.95084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21470967742" calcext:value-type="float">
            <text:p>4.102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0648" calcext:value-type="float">
            <text:p>4.0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96468965517" calcext:value-type="float">
            <text:p>4.1449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488" calcext:value-type="float">
            <text:p>3.6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22628571429" calcext:value-type="float">
            <text:p>3.5522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7795" calcext:value-type="float">
            <text:p>3.569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40675" calcext:value-type="float">
            <text:p>3.6354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2936" calcext:value-type="float">
            <text:p>3.69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55638709677" calcext:value-type="float">
            <text:p>3.812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5904" calcext:value-type="float">
            <text:p>4.13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78658064516" calcext:value-type="float">
            <text:p>4.572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47575" calcext:value-type="float">
            <text:p>4.5684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3888" calcext:value-type="float">
            <text:p>4.35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16387096774" calcext:value-type="float">
            <text:p>4.064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6016" calcext:value-type="float">
            <text:p>4.00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473" calcext:value-type="float">
            <text:p>3.784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73028571429" calcext:value-type="float">
            <text:p>3.7747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381625" calcext:value-type="float">
            <text:p>3.863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74296774194" calcext:value-type="float">
            <text:p>3.965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1552" calcext:value-type="float">
            <text:p>4.0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882" calcext:value-type="float">
            <text:p>4.00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7504" calcext:value-type="float">
            <text:p>4.0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68444444444" calcext:value-type="float">
            <text:p>4.13568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8704" calcext:value-type="float">
            <text:p>4.09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1848" calcext:value-type="float">
            <text:p>3.9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43725" calcext:value-type="float">
            <text:p>3.8794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4176" calcext:value-type="float">
            <text:p>3.7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056775" calcext:value-type="float">
            <text:p>3.780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10428571429" calcext:value-type="float">
            <text:p>3.7191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93341935484" calcext:value-type="float">
            <text:p>3.854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76077419355" calcext:value-type="float">
            <text:p>4.046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18625" calcext:value-type="float">
            <text:p>4.5381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01548387097" calcext:value-type="float">
            <text:p>4.659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97703225807" calcext:value-type="float">
            <text:p>4.4619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82755555556" calcext:value-type="float">
            <text:p>4.2788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82763636364" calcext:value-type="float">
            <text:p>4.05882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47819354839" calcext:value-type="float">
            <text:p>4.649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195922580645" calcext:value-type="float">
            <text:p>4.761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04325" calcext:value-type="float">
            <text:p>4.918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40888888889" calcext:value-type="float">
            <text:p>4.65440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88742857143" calcext:value-type="float">
            <text:p>4.3788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8576" calcext:value-type="float">
            <text:p>4.14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18709677419" calcext:value-type="float">
            <text:p>4.004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6208" calcext:value-type="float">
            <text:p>3.79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2864516129" calcext:value-type="float">
            <text:p>3.705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61314285714" calcext:value-type="float">
            <text:p>3.8716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15948387097" calcext:value-type="float">
            <text:p>3.906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88877419355" calcext:value-type="float">
            <text:p>3.927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04765217391" calcext:value-type="float">
            <text:p>4.009047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063" calcext:value-type="float">
            <text:p>3.933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06742857143" calcext:value-type="float">
            <text:p>4.2950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48438709677" calcext:value-type="float">
            <text:p>4.7604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36696774193" calcext:value-type="float">
            <text:p>4.7673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2224" calcext:value-type="float">
            <text:p>4.7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5744516129" calcext:value-type="float">
            <text:p>4.485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5176" calcext:value-type="float">
            <text:p>4.09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23974193548" calcext:value-type="float">
            <text:p>3.995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4544" calcext:value-type="float">
            <text:p>4.19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33187096774" calcext:value-type="float">
            <text:p>4.265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73054545455" calcext:value-type="float">
            <text:p>4.35573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00937931035" calcext:value-type="float">
            <text:p>4.35800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3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60" meta:object-count="0"/>
    <meta:user-defined meta:name="AppVersion">3.0</meta:user-defined>
  </office:meta>
</office:document-meta>
</file>